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lesDefinitionsConfigsType.TilesDefinitionsConfigsType( String requiredRuntimeVersion , AnnotationGrammar parentGrammar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lesDefinitionsConfigsType.checkAny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lesDefinitionsConfigs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